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nina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formula="of:=[.E8]+[.E9]+[.E10]+[.E11]+[.E12]+[.E13]+[.E14]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style-name="ce34"/>
          <table:table-cell table:number-columns-repeated="5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32"/>
          <table:table-cell office:value-type="float" office:value="10.25" table:formula="of:=[.E16]+[.E17]+[.E18]+[.E19]+[.E20]+[.E21]+[.E22]" table:style-name="ce35">
            <text:p>10,25</text:p>
          </table:table-cell>
          <table:table-cell office:value-type="float" office:value="10.25" table:style-name="ce33">
            <text:p>10,2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.25" table:style-name="ce31">
            <text:p>1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.5" table:style-name="ce21">
            <text:p>1,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.5" table:style-name="ce21">
            <text:p>1,5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.75" table:formula="of:=[.E24]+[.E25]+[.E26]" table:style-name="ce19">
            <text:p>9,75</text:p>
          </table:table-cell>
          <table:table-cell office:value-type="float" office:value="9.75" table:formula="of:=[.E23]" table:style-name="ce19">
            <text:p>9,75</text:p>
          </table:table-cell>
          <table:table-cell office:value-type="float" office:value="9.75" table:formula="of:=[.F23]" table:style-name="ce19">
            <text:p>9,75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.25" table:style-name="ce31">
            <text:p>3,2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.25" table:style-name="ce21">
            <text:p>3,2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.25" table:style-name="ce21">
            <text:p>3,2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formula="of:=[.E29]+[.E30]+[.E31]+[.E32]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5" table:style-name="ce21">
            <text:p>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5" table:style-name="ce21">
            <text:p>5</text:p>
          </table:table-cell>
          <table:table-cell table:number-columns-repeated="5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error" office:string-value="#REF!" table:formula="of:=SUM([.E7];[.#REF!];[.E23];[.E28];[.E33];[.E38];[.E43];[.E48];[.E53])" table:style-name="ce25">
            <text:p>#REF!</text:p>
          </table:table-cell>
          <table:table-cell office:value-type="float" office:value="35.75" table:formula="of:=SUM([.F7:.F57])" table:style-name="ce25">
            <text:p>35,75</text:p>
          </table:table-cell>
          <table:table-cell office:value-type="float" office:value="21.75" table:formula="of:=SUM([.G7:.G57])" table:style-name="ce25">
            <text:p>21,75</text:p>
          </table:table-cell>
          <table:table-cell office:value-type="float" office:value="17" table:formula="of:=SUM([.H7:.H57])" table:style-name="ce25">
            <text:p>17</text:p>
          </table:table-cell>
          <table:table-cell office:value-type="float" office:value="5" table:formula="of:=SUM([.I7:.I57])" table:style-name="ce25">
            <text:p>5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.75" table:formula="of:=[.E7]+[.E15]+[.E23]+[.E28]+[.E33]" table:style-name="ce25">
            <text:p>35,75</text:p>
          </table:table-cell>
          <table:table-cell office:value-type="float" office:value="28.75" table:formula="of:=[.E59]-([Paramètres.$D2]*[Paramètres.$D4])" table:style-name="ce25">
            <text:p>28,75</text:p>
          </table:table-cell>
          <table:table-cell office:value-type="float" office:value="21.75" table:formula="of:=[.F59]-([Paramètres.$D2]*[Paramètres.$D4])" table:style-name="ce25">
            <text:p>21,75</text:p>
          </table:table-cell>
          <table:table-cell office:value-type="float" office:value="14.75" table:formula="of:=[.G59]-([Paramètres.$D2]*[Paramètres.$D4])" table:style-name="ce25">
            <text:p>14,75</text:p>
          </table:table-cell>
          <table:table-cell office:value-type="float" office:value="7.75" table:formula="of:=[.H59]-([Paramètres.$D2]*[Paramètres.$D4])" table:style-name="ce25">
            <text:p>7,75</text:p>
          </table:table-cell>
          <table:table-cell office:value-type="float" office:value="0.75" table:formula="of:=[.I59]-([Paramètres.$D2]*[Paramètres.$D4])" table:style-name="ce25">
            <text:p>0,7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number-rows-repeated="32"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Graphique 1" svg:x="0.07917in" svg:y="0.14583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3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>MARTIN Bruno</meta:initial-creator>
    <dc:creator>Vanina MARTIGNONI</dc:creator>
    <meta:creation-date>2017-12-06T13:08:19Z</meta:creation-date>
    <dc:date>2025-11-17T16:04:44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8188976378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